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3BD000019A3C66D4E28.svm"/>
  <manifest:file-entry manifest:media-type="" manifest:full-path="Pictures/20000007000066BD00000A8C5C87CE0B.svm"/>
  <manifest:file-entry manifest:media-type="" manifest:full-path="Pictures/2000000700002747000001DD9660AD1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ormatoArchivoEntrada" style:family="table">
      <style:table-properties style:width="17.59cm" table:align="margins"/>
    </style:style>
    <style:style style:name="FormatoArchivoEntrada.A" style:family="table-column">
      <style:table-column-properties style:column-width="17.59cm" style:rel-column-width="65535*"/>
    </style:style>
    <style:style style:name="FormatoArchivoEntrada.A1" style:family="table-cell">
      <style:table-cell-properties fo:padding="0.097cm" fo:border="0.002cm solid #000000"/>
    </style:style>
    <style:style style:name="ArchivoEjemploEntrada" style:family="table">
      <style:table-properties style:width="17.59cm" table:align="margins"/>
    </style:style>
    <style:style style:name="ArchivoEjemploEntrada.A" style:family="table-column">
      <style:table-column-properties style:column-width="17.59cm" style:rel-column-width="65535*"/>
    </style:style>
    <style:style style:name="ArchivoEjemploEntrada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Text_20_body">
      <style:paragraph-properties fo:text-align="center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2.999cm"/>
        </style:tab-stops>
      </style:paragraph-properties>
      <style:text-properties fo:color="#000000" style:font-name="Consolas1" fo:font-size="14pt" style:font-name-asian="Consolas" style:font-size-asian="14pt" style:font-name-complex="Consolas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Master1-Layout7-blank-En-blanco_7e_LT_7e_Untertitel">
      <style:paragraph-properties fo:text-align="center" style:justify-single-word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4" style:family="paragraph" style:parent-style-name="Master1-Layout7-blank-En-blanco_7e_LT_7e_Untertitel">
      <style:paragraph-properties fo:margin-left="0.6cm" fo:margin-right="0cm" fo:margin-top="0cm" fo:margin-bottom="0cm" style:line-height-at-least="0.353cm" fo:text-align="center" style:justify-single-word="false" fo:text-indent="-0.6cm" style:auto-text-indent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1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text-align="start" style:justify-single-word="false"/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 USUARIO NORMALIZADOR EN TERCERA FORMA NORMAL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4">FABIO JULIAN BERNAL</text:p>
      <text:p text:style-name="P13">LUIS GUILLERMO CORREA</text:p>
      <text:p text:style-name="P1">CRISTHIAN LEONARDO TOLOS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UP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 DISTRITAL FRANCISCO JOSÉ DE CALDAS</text:p>
      <text:p text:style-name="P1">ESPECIALIZACIÓN EN INGENIERÍA DE SOFTWARE</text:p>
      <text:p text:style-name="P1">FACULTAD DE INGENIERÍA</text:p>
      <text:p text:style-name="P1">BASES DE DATOS</text:p>
      <text:p text:style-name="P1">BOGOTÁ</text:p>
      <text:p text:style-name="P1">2014</text:p>
      <text:p text:style-name="P9"/>
      <text:p text:style-name="P9"/>
      <text:p text:style-name="P9"/>
      <text:p text:style-name="P9"/>
      <text:h text:style-name="Heading_20_1" text:outline-level="1"><text:soft-page-break/></text:h>
      <text:table-of-content text:style-name="Sect1" text:protected="true" text:name="Índice de contenido1">
        <text:table-of-content-source text:outline-level="10">
          <text:index-title-template text:style-name="Contents_20_Heading">Tabla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Tabla de contenido</text:p>
          </text:index-title>
          <text:p text:style-name="P20">1. INTRODUCCION<text:tab/>3</text:p>
          <text:p text:style-name="P20">2. OBJETIVO<text:tab/>3</text:p>
          <text:p text:style-name="P20">3. NORMALIZADOR EN TERCERA FORMA NORMAL BERNSTEIN<text:tab/>3</text:p>
          <text:p text:style-name="P20">4. REQUERIMIENTOS TÉCNICOS<text:tab/>3</text:p>
          <text:p text:style-name="P20">5. ARCHIVOS DE ENTRADA<text:tab/>3</text:p>
          <text:p text:style-name="P20">6. EJECUTAR APLICACIÓN<text:tab/>7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. INTRODUCCION</text:h>
      <text:p text:style-name="Text_20_body"/>
      <text:p text:style-name="P17">Este documento pretende ser una guía de interacción entre el usuario y el sistema normalizador en tercera forma normal.</text:p>
      <text:p text:style-name="Text_20_body"/>
      <text:h text:style-name="Heading_20_1" text:outline-level="1">2. OBJETIVO</text:h>
      <text:p text:style-name="Text_20_body"/>
      <text:p text:style-name="P17">Especificar qué módulos y funcionalidades cubre y cuáles son las características de los usuarios que interactúan con el software. Explicar brevemente la estrategia de navegación y cubrimiento en este manual.</text:p>
      <text:p text:style-name="P17"/>
      <text:h text:style-name="Heading_20_1" text:outline-level="1">3. NORMALIZADOR EN TERCERA FORMA NORMAL BERNSTEIN</text:h>
      <text:p text:style-name="Text_20_body"/>
      <text:p text:style-name="P17">El software es una implementación del algoritmo de Bernstein para el sintesis de dependencias funcionales permitiendo normalizar en tercera forma normal un conjunto de relaciones a partir de un conjunto de dependencias funcionales.</text:p>
      <text:p text:style-name="Text_20_body"/>
      <text:h text:style-name="Heading_20_1" text:outline-level="1">4. REQUERIMIENTOS TÉCNICOS</text:h>
      <text:p text:style-name="Text_20_body"/>
      <text:p text:style-name="P18">Para poder ejecutar el software es necesario contar con Java Runtime Enviroment 1.6 o superior.</text:p>
      <text:p text:style-name="P16"/>
      <text:h text:style-name="Heading_20_1" text:outline-level="1">5. ARCHIVOS DE ENTRADA</text:h>
      <text:p text:style-name="Text_20_body"/>
      <text:p text:style-name="P17">El normalizador en tercera forma normal utiliza archivos en formato XML para la entrada de datos. A continuación se describe el esquema XSD y un archivo de ejemplo XML.</text:p>
      <text:p text:style-name="Text_20_body"/>
      <table:table table:name="FormatoArchivoEntrada" table:style-name="FormatoArchivoEntrada">
        <table:table-column table:style-name="FormatoArchivoEntrada.A"/>
        <table:table-row>
          <table:table-cell table:style-name="FormatoArchivoEntrada.A1" office:value-type="string">
            <text:p text:style-name="P10"><text:span text:style-name="T1">&lt;xs:schema attributeFormDefault="unqualified" elementFormDefault="qualified" </text:span><text:soft-page-break/><text:span text:style-name="T1">xmlns:xs="http://www.w3.org/2001/XMLSchema"&gt;<text:line-break/> <text:s/>&lt;xs:element name="root"&gt;<text:line-break/> <text:s text:c="3"/>&lt;xs:complexType&gt;<text:line-break/> <text:s text:c="5"/>&lt;xs:sequence&gt;<text:line-break/> <text:s text:c="7"/>&lt;xs:element name="attributes"&gt;<text:line-break/> <text:s text:c="9"/>&lt;xs:complexType&gt;<text:line-break/> <text:s text:c="11"/>&lt;xs:sequence&gt;<text:line-break/> <text:s text:c="13"/>&lt;xs:element type="xs:string" name="attribute" maxOccurs="unbounded" minOccurs="1"/&gt;<text:line-break/> <text:s text:c="11"/>&lt;/xs:sequence&gt;<text:line-break/> <text:s text:c="9"/>&lt;/xs:complexType&gt;<text:line-break/> <text:s text:c="7"/>&lt;/xs:element&gt;<text:line-break/> <text:s text:c="7"/>&lt;xs:element name="fds"&gt;<text:line-break/> <text:s text:c="9"/>&lt;xs:complexType&gt;<text:line-break/> <text:s text:c="11"/>&lt;xs:sequence&gt;<text:line-break/> <text:s text:c="13"/>&lt;xs:element name="fd" maxOccurs="unbounded" minOccurs="1"&gt;<text:line-break/> <text:s text:c="15"/>&lt;xs:complexType&gt;<text:line-break/> <text:s text:c="17"/>&lt;xs:sequence&gt;<text:line-break/> <text:s text:c="19"/>&lt;xs:element name="lef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</text:span><text:span text:style-name="T1"> <text:s text:c="21"/>&lt;/xs:complexType&gt;<text:line-break/></text:span><text:span text:style-name="T1"> <text:s text:c="19"/>&lt;/xs:element&gt;<text:line-break/> <text:s text:c="19"/>&lt;xs:element name="righ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 <text:s text:c="19"/>&lt;/xs:element&gt;<text:line-break/> <text:s text:c="17"/>&lt;/xs:sequence&gt;<text:line-break/></text:span><text:span text:style-name="T1"> <text:s text:c="15"/>&lt;/xs:complexType&gt;<text:line-break/> <text:s text:c="13"/>&lt;/xs:element&gt;<text:line-break/> <text:s text:c="11"/>&lt;/xs:sequence&gt;<text:line-break/> <text:s text:c="9"/>&lt;/xs:complexType&gt;<text:line-break/> <text:s text:c="7"/>&lt;/xs:element&gt;<text:line-break/> <text:s text:c="5"/>&lt;/xs:sequence&gt;<text:line-break/> <text:s text:c="3"/>&lt;/xs:complexType&gt;<text:line-break/> <text:s/>&lt;/xs:element&gt;<text:line-break/>&lt;/xs:schema&gt;</text:span></text:p>
          </table:table-cell>
        </table:table-row>
      </table:table>
      <text:p text:style-name="P4"><text:span text:style-name="T6">Tabla 1. Esquema XSD archivo de entrada.</text:span><text:span text:style-name="T1"> </text:span></text:p>
      <text:p text:style-name="P5"/>
      <text:p text:style-name="P5"/>
      <table:table table:name="ArchivoEjemploEntrada" table:style-name="ArchivoEjemploEntrada">
        <table:table-column table:style-name="ArchivoEjemploEntrada.A"/>
        <table:table-row>
          <table:table-cell table:style-name="ArchivoEjemploEntrada.A1" office:value-type="string">
            <text:p text:style-name="P11"><text:span text:style-name="T1">&lt;</text:span><text:span text:style-name="T3">root</text:span><text:span text:style-name="T1">&gt;</text:span></text:p>
            <text:p text:style-name="P11"><text:span text:style-name="T5"><text:tab/></text:span><text:span text:style-name="T1">&lt;</text:span><text:span text:style-name="T3">attributes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1"><text:soft-page-break/><text:span text:style-name="T5"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1"><text:span text:style-name="T5"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11"><text:span text:style-name="T5"><text:tab/></text:span><text:span text:style-name="T1">&lt;/</text:span><text:span text:style-name="T3">attributes</text:span><text:span text:style-name="T1">&gt;</text:span></text:p>
            <text:p text:style-name="P11"><text:span text:style-name="T5"><text:tab/></text:span><text:span text:style-name="T1">&lt;</text:span><text:span text:style-name="T3">fds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oft-page-break/><text:span text:style-name="T5"><text:tab/><text:tab/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text:tab/></text:span><text:span text:style-name="T1">&lt;</text:span><text:span text:style-name="T3">fd</text:span><text:span text:style-name="T1">&gt;</text:span></text:p>
            <text:p text:style-name="P11"><text:span text:style-name="T5"><text:tab/><text:tab/><text:tab/></text:span><text:span text:style-name="T1">&lt;</text:span><text:span text:style-name="T3">lef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left</text:span><text:span text:style-name="T1">&gt;</text:span></text:p>
            <text:p text:style-name="P11"><text:span text:style-name="T5"><text:tab/><text:tab/><text:tab/></text:span><text:span text:style-name="T1">&lt;</text:span><text:span text:style-name="T3">right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1"><text:span text:style-name="T5"><text:tab/><text:tab/><text:tab/></text:span><text:span text:style-name="T1">&lt;/</text:span><text:span text:style-name="T3">right</text:span><text:span text:style-name="T1">&gt;</text:span></text:p>
            <text:p text:style-name="P11"><text:soft-page-break/><text:span text:style-name="T5"><text:tab/><text:tab/></text:span><text:span text:style-name="T1">&lt;/</text:span><text:span text:style-name="T3">fd</text:span><text:span text:style-name="T1">&gt;</text:span></text:p>
            <text:p text:style-name="P11"><text:span text:style-name="T5"><text:tab/></text:span><text:span text:style-name="T1">&lt;/</text:span><text:span text:style-name="T3">fds</text:span><text:span text:style-name="T1">&gt;</text:span></text:p>
            <text:p text:style-name="P12"><text:span text:style-name="T2">&lt;/</text:span><text:span text:style-name="T4">root</text:span><text:span text:style-name="T2">&gt;</text:span></text:p>
          </table:table-cell>
        </table:table-row>
      </table:table>
      <text:p text:style-name="P4"><text:span text:style-name="T6">Tabla 2. Archivo XML de entrada de ejemplo.</text:span><text:span text:style-name="T1"> </text:span></text:p>
      <text:p text:style-name="P5"/>
      <text:h text:style-name="P15" text:outline-level="1">6. EJECUTAR APLICACIÓN</text:h>
      <text:p text:style-name="P6"/>
      <text:p text:style-name="P19">Los ejemplos aquí mostrados se basan en una máquina con sistema operativo Windows pero puede ser fácilmente extrapolado a cualquier sistema operativo con JRE instalado.</text:p>
      <text:p text:style-name="P19"/>
      <text:p text:style-name="P19">Abra una consola de comandos, cambie el directorio a la carpeta <text:span text:style-name="T7">dist </text:span><text:span text:style-name="T8">de esta solución.</text:span></text:p>
      <text:p text:style-name="P7"><draw:frame draw:style-name="fr1" draw:name="graphics3" text:anchor-type="paragraph" svg:width="17.59cm" svg:height="1.804cm" draw:z-index="0"><draw:image xlink:href="Pictures/20000007000066BD00000A8C5C87CE0B.svm" xlink:type="simple" xlink:show="embed" xlink:actuate="onLoad"/></draw:frame></text:p>
      <text:p text:style-name="P19">Lanze el siguiente comando para ejecutar la aplicación: </text:p>
      <text:p text:style-name="P8">java -jar normalizador rutaArchivoXmlEntrada.xml</text:p>
      <text:p text:style-name="P19">Reemplace rutaArchivoXmlEntrada.xml con la ruta relativa o absoluta de su archivo xml de entrada.</text:p>
      <text:p text:style-name="P19"><draw:frame draw:style-name="fr2" draw:name="graphics4" text:anchor-type="paragraph" svg:width="11.026cm" svg:height="0.704cm" draw:z-index="1"><draw:image xlink:href="Pictures/2000000700002747000001DD9660AD16.svm" xlink:type="simple" xlink:show="embed" xlink:actuate="onLoad"/></draw:frame><text:line-break/>La aplicación implementa paso a paso el algoritmo de Bernstein para realizar la normalización en tercera forma normal, como se muestra a continuación.</text:p>
      <text:p text:style-name="P6"><draw:frame draw:style-name="fr3" draw:name="graphics5" text:anchor-type="paragraph" svg:width="17.59cm" svg:height="4.521cm" draw:z-index="2"><draw:image xlink:href="Pictures/20000007000063BD000019A3C66D4E2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aster1-Layout7-blank-En-blanco_7e_LT_7e_Untertitel" style:display-name="Master1-Layout7-blank-En-blanco~LT~Untertitel" style:family="paragraph" style:default-outline-level="">
      <style:paragraph-properties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GUILLERMO CORREA GUTIERREZ</meta:initial-creator>
    <meta:creation-date>2014-09-28T12:58:39.08</meta:creation-date>
    <dc:date>2014-09-29T09:12:33.48</dc:date>
    <dc:creator>LUIS GUILLERMO CORREA GUTIERREZ</dc:creator>
    <meta:editing-duration>PT1H23M46S</meta:editing-duration>
    <meta:editing-cycles>23</meta:editing-cycles>
    <meta:generator>OpenOffice/4.1.1$Win32 OpenOffice.org_project/411m6$Build-9775</meta:generator>
    <meta:document-statistic meta:table-count="2" meta:image-count="3" meta:object-count="0" meta:page-count="7" meta:paragraph-count="163" meta:word-count="508" meta:character-count="5789"/>
  </office:meta>
</office:document-meta>
</file>